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622000001F056341BA41BBB5FC7.tif" manifest:media-type="image/tiff"/>
  <manifest:file-entry manifest:full-path="Pictures/1000000000000206000001F071E256948971EAAE.jpg" manifest:media-type="image/jpeg"/>
  <manifest:file-entry manifest:full-path="Pictures/1000020100000992000005EA7693553F27F908F3.png" manifest:media-type="image/png"/>
  <manifest:file-entry manifest:full-path="Pictures/10000200000006E5000001D135A788F1E857C50C.png" manifest:media-type="image/png"/>
  <manifest:file-entry manifest:full-path="Pictures/1000000000000206000001F03CB487045BD64212.jpg" manifest:media-type="image/jpeg"/>
  <manifest:file-entry manifest:full-path="Pictures/200000020000052C0000015D386066611FB189E3.eps" manifest:media-type="image/x-eps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236cm" svg:height="6.35cm" svg:x="0.987cm" svg:y="4.531cm">
          <draw:image xlink:href="Pictures/1000020100000992000005EA7693553F27F908F3.png" xlink:type="simple" xlink:show="embed" xlink:actuate="onLoad" loext:mime-type="image/png">
            <text:p/>
          </draw:image>
        </draw:frame>
        <draw:frame draw:style-name="gr2" draw:text-style-name="P1" draw:layer="layout" svg:width="3.302cm" svg:height="3.175cm" svg:x="11.287cm" svg:y="4.531cm">
          <draw:image xlink:href="Pictures/1000000000000206000001F071E256948971EAAE.jpg" xlink:type="simple" xlink:show="embed" xlink:actuate="onLoad" loext:mime-type="image/jpeg">
            <text:p/>
          </draw:image>
        </draw:frame>
        <draw:frame draw:style-name="gr2" draw:text-style-name="P1" draw:layer="layout" svg:width="3.302cm" svg:height="3.175cm" svg:x="11.287cm" svg:y="7.758cm">
          <draw:image xlink:href="Pictures/1000000000000206000001F03CB487045BD64212.jpg" xlink:type="simple" xlink:show="embed" xlink:actuate="onLoad" loext:mime-type="image/jpeg">
            <text:p/>
          </draw:image>
        </draw:frame>
        <draw:frame draw:style-name="gr3" draw:text-style-name="P1" draw:layer="layout" svg:width="12.167cm" svg:height="3.175cm" svg:x="14.616cm" svg:y="4.531cm">
          <draw:image xlink:href="Pictures/200000020000052C0000015D386066611FB189E3.eps" xlink:type="simple" xlink:show="embed" xlink:actuate="onLoad" loext:mime-type="image/x-svm">
            <text:p/>
          </draw:image>
          <draw:image xlink:href="Pictures/10000200000006E5000001D135A788F1E857C50C.png" xlink:type="simple" xlink:show="embed" xlink:actuate="onLoad" loext:mime-type="image/png"/>
        </draw:frame>
        <draw:frame draw:style-name="gr2" draw:text-style-name="P1" draw:layer="layout" svg:width="12.167cm" svg:height="3.175cm" svg:x="14.616cm" svg:y="7.758cm">
          <draw:image xlink:href="Pictures/1000000000000622000001F056341BA41BBB5FC7.tif" xlink:type="simple" xlink:show="embed" xlink:actuate="onLoad" loext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4T21:32:22.327677953</meta:creation-date>
    <dc:date>2020-03-24T21:43:13.717362966</dc:date>
    <meta:editing-duration>PT10M51S</meta:editing-duration>
    <meta:editing-cycles>3</meta:editing-cycles>
    <meta:generator>LibreOffice/6.3.5.2$Linux_X86_64 LibreOffice_project/30$Build-2</meta:generator>
    <meta:document-statistic meta:object-count="5"/>
  </office:meta>
</office:document-meta>
</file>